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d1ad" officeooo:paragraph-rsid="000ad1a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ad1ad" officeooo:paragraph-rsid="000ad1a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523f" officeooo:paragraph-rsid="000d523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e7950" officeooo:paragraph-rsid="000e795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3338" officeooo:paragraph-rsid="000f333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fcb8f" officeooo:paragraph-rsid="000fcb8f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ad1ad" officeooo:paragraph-rsid="000ad1ad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d523f" officeooo:paragraph-rsid="000d523f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f3338" officeooo:paragraph-rsid="000f3338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rsid="000fcb8f" officeooo:paragraph-rsid="000fcb8f" style:font-size-asian="10.5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weight="normal" officeooo:rsid="001036dc" officeooo:paragraph-rsid="001036dc" style:font-size-asian="10.5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size="12pt" fo:font-weight="normal" officeooo:rsid="001036dc" officeooo:paragraph-rsid="001036dc" style:font-size-asian="10.5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size="12pt" fo:font-weight="normal" officeooo:rsid="001036dc" officeooo:paragraph-rsid="001036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036dc" officeooo:paragraph-rsid="001036dc" style:font-size-asian="10.5pt" style:font-weight-asian="bold" style:font-size-complex="12pt" style:font-weight-complex="bold"/>
    </style:style>
    <style:style style:name="T1" style:family="text">
      <style:text-properties officeooo:rsid="000d52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ntikirjanpito</text:p>
      <text:p text:style-name="P1"/>
      <text:p text:style-name="P2">28.3.2017: <text:span text:style-name="T1">2h</text:span></text:p>
      <text:list xml:id="list2994841301709059121" text:style-name="L1">
        <text:list-item>
          <text:p text:style-name="P7">GitHub-repositorion luominen, dokumentaation aloitus. Alustavan luokkakaavion luominen.</text:p>
        </text:list-item>
      </text:list>
      <text:p text:style-name="P3">30.3.2017: 1h</text:p>
      <text:list xml:id="list4466757954001518699" text:style-name="L2">
        <text:list-item>
          <text:p text:style-name="P8">Rails-projektin luonti, säätöä</text:p>
        </text:list-item>
        <text:list-item>
          <text:p text:style-name="P8">osa tietokantatauluista luotu</text:p>
        </text:list-item>
      </text:list>
      <text:p text:style-name="P4">31.3.2017:1h</text:p>
      <text:p text:style-name="P5">15.4.2017: 5h</text:p>
      <text:list xml:id="list6292414631581075862" text:style-name="L3">
        <text:list-item>
          <text:p text:style-name="P9">lisää näkymiä toimintaan, foreign key lisätty</text:p>
        </text:list-item>
      </text:list>
      <text:p text:style-name="P6">27.4.2017:10h</text:p>
      <text:list xml:id="list1188363810641402184" text:style-name="L4">
        <text:list-item>
          <text:p text:style-name="P10">sisäänkirjautuminen, rekisteröinti ja ulkoasun muokkaus</text:p>
        </text:list-item>
      </text:list>
      <text:p text:style-name="P14">8.5.2017:4h</text:p>
      <text:p text:style-name="P14">12.5.2017:5h</text:p>
      <text:list xml:id="list1186895090574847687" text:style-name="L5">
        <text:list-item>
          <text:p text:style-name="P11">post- ja plantclub-modelit lisätty</text:p>
        </text:list-item>
      </text:list>
      <text:p text:style-name="P14">13.5.2017:4h</text:p>
      <text:list xml:id="list2595567996372384768" text:style-name="L7">
        <text:list-item>
          <text:p text:style-name="P12">ulkoasu säätöä</text:p>
        </text:list-item>
      </text:list>
      <text:p text:style-name="P14">14.5.2017:8h</text:p>
      <text:list xml:id="list4987996499524705593" text:style-name="L8">
        <text:list-item>
          <text:p text:style-name="P13">ulkoasun parantelua, testien kanssa säätöä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49:10.895342054</meta:creation-date>
    <dc:date>2017-05-14T23:49:20.840239346</dc:date>
    <meta:editing-duration>PT3M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56" meta:character-count="470" meta:non-whitespace-character-count="470"/>
  </office:meta>
</office:document-meta>
</file>